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period</text:p>
          </table:table-cell>
          <table:table-cell office:value-type="string" calcext:value-type="string">
            <text:p>mean_amplitude</text:p>
          </table:table-cell>
          <table:table-cell office:value-type="string" calcext:value-type="string">
            <text:p>period_coefficient_of_variation</text:p>
          </table:table-cell>
          <table:table-cell office:value-type="string" calcext:value-type="string">
            <text:p>amplitude_coefficient_of_variation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5.1722494131235" calcext:value-type="float">
            <text:p>15.1722494131235</text:p>
          </table:table-cell>
          <table:table-cell office:value-type="float" office:value="362.850775074111" calcext:value-type="float">
            <text:p>362.850775074111</text:p>
          </table:table-cell>
          <table:table-cell office:value-type="float" office:value="16.0071034528431" calcext:value-type="float">
            <text:p>16.0071034528431</text:p>
          </table:table-cell>
          <table:table-cell office:value-type="float" office:value="0.105305462768165" calcext:value-type="float">
            <text:p>0.105305462768165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2.7273861071619" calcext:value-type="float">
            <text:p>12.7273861071619</text:p>
          </table:table-cell>
          <table:table-cell office:value-type="float" office:value="354.51375736532" calcext:value-type="float">
            <text:p>354.51375736532</text:p>
          </table:table-cell>
          <table:table-cell office:value-type="float" office:value="25.0152399859347" calcext:value-type="float">
            <text:p>25.0152399859347</text:p>
          </table:table-cell>
          <table:table-cell office:value-type="float" office:value="0.116121899988752" calcext:value-type="float">
            <text:p>0.116121899988752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18.4711938143073" calcext:value-type="float">
            <text:p>18.4711938143073</text:p>
          </table:table-cell>
          <table:table-cell office:value-type="float" office:value="374.751041666667" calcext:value-type="float">
            <text:p>374.751041666667</text:p>
          </table:table-cell>
          <table:table-cell office:value-type="float" office:value="0.026536879754295" calcext:value-type="float">
            <text:p>0.026536879754295</text:p>
          </table:table-cell>
          <table:table-cell office:value-type="float" office:value="0.0793267007355457" calcext:value-type="float">
            <text:p>0.079326700735546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  <table:table-row table:style-name="ro1">
          <table:table-cell office:value-type="float" office:value="8.03263600793158" calcext:value-type="float">
            <text:p>8.03263600793158</text:p>
          </table:table-cell>
          <table:table-cell office:value-type="float" office:value="332.579396609043" calcext:value-type="float">
            <text:p>332.579396609043</text:p>
          </table:table-cell>
          <table:table-cell office:value-type="float" office:value="44.6751395963175" calcext:value-type="float">
            <text:p>44.6751395963175</text:p>
          </table:table-cell>
          <table:table-cell office:value-type="float" office:value="0.134125485697554" calcext:value-type="float">
            <text:p>0.134125485697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5T13:26:29.053793633</dc:date>
    <meta:editing-duration>PT6M10S</meta:editing-duration>
    <meta:editing-cycles>1</meta:editing-cycles>
    <meta:document-statistic meta:table-count="1" meta:cell-count="360" meta:object-count="0"/>
    <meta:generator>LibreOffice/6.0.7.3$Linux_X86_64 LibreOffice_project/00m0$Build-3</meta:generator>
  </office:meta>
</office:document-meta>
</file>